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L PGothic" svg:font-family="'VL P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b5394" draw:stroke-linejoin="round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106cm" svg:stroke-color="#274e13" draw:stroke-linejoin="round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106cm" svg:stroke-color="#674ea7" draw:stroke-linejoin="round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963334" draw:stroke-linejoin="round" draw:fill="none" draw:textarea-vertical-align="middle" draw:auto-grow-height="false" draw:fit-to-size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cfe2f3" draw:textarea-vertical-align="middle" draw:auto-grow-height="false" draw:fit-to-size="false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d9ead3" draw:textarea-vertical-align="middle" draw:auto-grow-height="false" draw:fit-to-size="false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d9d2e9" draw:textarea-vertical-align="middle" draw:auto-grow-height="false" draw:fit-to-size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f4cccc" draw:textarea-vertical-align="middle" draw:auto-grow-height="false" draw:fit-to-size="false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c5000b" draw:textarea-vertical-align="middle" draw:auto-grow-height="false" draw:fit-to-size="false" fo:padding-top="0.044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solid" draw:fill-color="#0084d1" draw:textarea-vertical-align="middle" draw:auto-grow-height="false" draw:fit-to-size="false" fo:padding-top="0.044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solid" draw:fill-color="#004586" draw:textarea-vertical-align="middle" draw:auto-grow-height="false" draw:fit-to-size="false" fo:padding-top="0.044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solid" draw:fill-color="#dd4814" draw:textarea-vertical-align="middle" draw:auto-grow-height="false" draw:fit-to-size="false" fo:padding-top="0.044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solid" draw:fill-color="#aecf00" draw:textarea-vertical-align="middle" draw:auto-grow-height="false" draw:fit-to-size="false" fo:padding-top="0.044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106cm" svg:stroke-color="#ff9900" draw:stroke-linejoin="round" draw:fill="solid" draw:fill-color="#fce5cd" draw:textarea-vertical-align="middle" draw:auto-grow-height="false" draw:fit-to-size="false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0b5394" draw:textarea-vertical-align="middle" draw:auto-grow-height="false" draw:fit-to-size="false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38761d" draw:textarea-vertical-align="middle" draw:auto-grow-height="false" draw:fit-to-size="false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963334" draw:textarea-vertical-align="middle" draw:auto-grow-height="false" draw:fit-to-size="false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solid" draw:fill-color="#674ea7" draw:textarea-vertical-align="middle" draw:auto-grow-height="false" draw:fit-to-size="false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solid" draw:fill-color="#ff950e" draw:textarea-vertical-align="middle" draw:auto-grow-height="false" draw:fit-to-size="false" fo:padding-top="0.044cm" fo:padding-bottom="0cm" fo:padding-left="0cm" fo:padding-right="0cm" fo:wrap-option="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93%" fo:text-align="center" fo:text-indent="0cm">
        <style:tab-stops>
          <style:tab-stop style:position="0cm"/>
        </style:tab-stops>
      </style:paragraph-properties>
      <style:text-properties style:font-name="VL PGothic"/>
    </style:style>
    <style:style style:name="P3" style:family="paragraph">
      <style:paragraph-properties fo:text-align="start" style:font-independent-line-spacing="true"/>
      <style:text-properties style:font-name="VL PGothic"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font-name="VL PGothic" style:font-name-asian="VL PGothic"/>
    </style:style>
    <style:style style:name="P5" style:family="paragraph">
      <style:paragraph-properties fo:text-align="start" style:font-independent-line-spacing="true"/>
      <style:text-properties style:font-name="VL PGothic" fo:font-size="18pt" style:font-name-asian="VL PGothic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style:font-name="VL PGothic" style:font-name-asian="VL PGothic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VL PGothic" fo:font-size="16pt" style:font-name-asian="VL PGothic" style:font-size-asian="16pt" style:font-size-complex="16pt"/>
    </style:style>
    <style:style style:name="P8" style:family="paragraph">
      <style:paragraph-properties fo:text-align="start" style:font-independent-line-spacing="true"/>
      <style:text-properties style:font-name="VL PGothic" fo:font-size="16pt" style:font-name-asian="VL PGothic" style:font-size-asian="16pt" style:font-size-complex="16pt"/>
    </style:style>
    <style:style style:name="P9" style:family="paragraph">
      <style:paragraph-properties fo:margin-left="0cm" fo:margin-right="0cm" fo:margin-top="0cm" fo:margin-bottom="0cm" fo:line-height="93%" fo:text-align="center" fo:text-indent="0cm">
        <style:tab-stops>
          <style:tab-stop style:position="0cm"/>
        </style:tab-stops>
      </style:paragraph-properties>
      <style:text-properties style:font-name="VL PGothic" fo:font-size="32pt" style:font-size-asian="32pt" style:font-size-complex="32pt"/>
    </style:style>
    <style:style style:name="P10" style:family="paragraph">
      <style:paragraph-properties fo:text-align="start" style:font-independent-line-spacing="true"/>
      <style:text-properties style:font-name="VL PGothic" fo:font-size="32pt" style:font-size-asian="32pt" style:font-size-complex="32pt"/>
    </style:style>
    <style:style style:name="T1" style:family="text">
      <style:text-properties fo:color="#ffffff" style:text-line-through-style="none" style:font-name="VL PGothic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" style:family="text">
      <style:text-properties fo:color="#0b5394" style:text-line-through-style="none" style:font-name="VL PGothic" fo:font-size="18pt" fo:letter-spacing="normal" fo:font-style="normal" style:text-underline-style="none" fo:font-weight="bold" style:font-name-asian="VL PGothic" style:font-size-asian="18pt" style:font-style-asian="normal" style:font-weight-asian="bold" style:font-name-complex="Arial1" style:font-size-complex="18pt" style:font-style-complex="normal" style:font-weight-complex="bold"/>
    </style:style>
    <style:style style:name="T3" style:family="text">
      <style:text-properties fo:color="#963334" style:text-line-through-style="none" style:font-name="VL PGothic" fo:font-size="18pt" fo:letter-spacing="normal" fo:font-style="normal" style:text-underline-style="none" fo:font-weight="bold" style:font-name-asian="VL PGothic" style:font-size-asian="18pt" style:font-style-asian="normal" style:font-weight-asian="bold" style:font-name-complex="Arial1" style:font-size-complex="18pt" style:font-style-complex="normal" style:font-weight-complex="bold"/>
    </style:style>
    <style:style style:name="T4" style:family="text">
      <style:text-properties fo:color="#38761d" style:text-line-through-style="none" style:font-name="VL PGothic" fo:font-size="18pt" fo:letter-spacing="normal" fo:font-style="normal" style:text-underline-style="none" fo:font-weight="bold" style:font-name-asian="VL PGothic" style:font-size-asian="18pt" style:font-style-asian="normal" style:font-weight-asian="bold" style:font-name-complex="Arial1" style:font-size-complex="18pt" style:font-style-complex="normal" style:font-weight-complex="bold"/>
    </style:style>
    <style:style style:name="T5" style:family="text">
      <style:text-properties fo:color="#674ea7" style:text-line-through-style="none" style:font-name="VL PGothic" fo:font-size="18pt" fo:letter-spacing="normal" fo:font-style="normal" style:text-underline-style="none" fo:font-weight="bold" style:font-name-asian="VL PGothic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color="#0b5394" style:text-line-through-style="none" style:font-name="VL PGothic" fo:font-size="14pt" fo:letter-spacing="normal" fo:font-style="normal" style:text-underline-style="none" fo:font-weight="normal" style:font-name-asian="VL PGothic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color="#274e13" style:text-line-through-style="none" style:font-name="VL PGothic" fo:font-size="14pt" fo:letter-spacing="normal" fo:font-style="normal" style:text-underline-style="none" fo:font-weight="normal" style:font-name-asian="VL PGothic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color="#963334" style:text-line-through-style="none" style:font-name="VL PGothic" fo:font-size="14pt" fo:letter-spacing="normal" fo:font-style="normal" style:text-underline-style="none" fo:font-weight="normal" style:font-name-asian="VL PGothic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color="#674ea7" style:text-line-through-style="none" style:font-name="VL PGothic" fo:font-size="14pt" fo:letter-spacing="normal" fo:font-style="normal" style:text-underline-style="none" fo:font-weight="normal" style:font-name-asian="VL PGothic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color="#ffffff" style:text-line-through-style="none" style:font-name="VL PGothic" fo:font-size="16pt" fo:letter-spacing="normal" fo:font-style="normal" style:text-underline-style="none" fo:font-weight="bold" style:font-name-asian="VL PGothic" style:font-size-asian="16pt" style:font-style-asian="normal" style:font-weight-asian="bold" style:font-name-complex="Arial1" style:font-size-complex="16pt" style:font-style-complex="normal" style:font-weight-complex="bold"/>
    </style:style>
    <style:style style:name="T11" style:family="text">
      <style:text-properties fo:color="#ff9900" style:text-line-through-style="none" style:font-name="VL PGothic" fo:font-size="14pt" fo:letter-spacing="normal" fo:font-style="normal" style:text-underline-style="none" fo:font-weight="bold" style:font-name-asian="VL PGothic" style:font-size-asian="14pt" style:font-style-asian="normal" style:font-weight-asian="bold" style:font-name-complex="Arial1" style:font-size-complex="14pt" style:font-style-complex="normal" style:font-weight-complex="bold"/>
    </style:style>
    <style:style style:name="T12" style:family="text">
      <style:text-properties fo:color="#ffffff" style:text-line-through-style="none" style:font-name="VL PGothic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b539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96333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8761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674ea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274e1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99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173" draw:style-name="gr1" draw:text-style-name="P1" draw:layer="layout" svg:width="12.276cm" svg:height="5.714cm" svg:x="0.17cm" svg:y="0.12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4" draw:style-name="gr2" draw:text-style-name="P1" draw:layer="layout" svg:width="12.276cm" svg:height="5.714cm" svg:x="12.447cm" svg:y="0.12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5" draw:style-name="gr3" draw:text-style-name="P1" draw:layer="layout" svg:width="12.276cm" svg:height="5.714cm" svg:x="12.447cm" svg:y="5.84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6" draw:style-name="gr4" draw:text-style-name="P1" draw:layer="layout" svg:width="12.276cm" svg:height="5.714cm" svg:x="0.17cm" svg:y="5.843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82" draw:style-name="gr5" draw:text-style-name="P1" draw:layer="layout" svg:width="6.772cm" svg:height="4.891cm" svg:x="5.582cm" svg:y="0.34cm">
          <text:p/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Shape 183" draw:style-name="gr6" draw:text-style-name="P1" draw:layer="layout" svg:width="4.891cm" svg:height="6.772cm" draw:transform="rotate (-1.5707963267949) translate (19.764cm 0.952cm)">
          <text:p/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Shape 184" draw:style-name="gr7" draw:text-style-name="P1" draw:layer="layout" svg:width="6.772cm" svg:height="4.891cm" draw:transform="rotate (-3.14159265358979) translate (19.22cm 11.346cm)">
          <text:p/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Shape 185" draw:style-name="gr8" draw:text-style-name="P1" draw:layer="layout" svg:width="4.891cm" svg:height="6.772cm" draw:transform="rotate (1.5707963267949) translate (5.039cm 10.735cm)">
          <text:p/>
          <draw:enhanced-geometry draw:mirror-horizontal="false" draw:mirror-vertical="false" draw:text-areas="0 0 ?f25 ?f24" svg:viewBox="0 0 0 0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Shape 186" draw:style-name="gr9" draw:text-style-name="P3" draw:layer="layout" svg:width="3.178cm" svg:height="0.93cm" svg:x="0.594cm" svg:y="1.61cm">
          <text:p text:style-name="P2"><text:span text:style-name="T1">Zabbi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87" draw:style-name="gr10" draw:text-style-name="P3" draw:layer="layout" svg:width="3.178cm" svg:height="0.93cm" svg:x="0.598cm" svg:y="0.552cm">
          <text:p text:style-name="P2"><text:span text:style-name="T1">Nagi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88" draw:style-name="gr11" draw:text-style-name="P3" draw:layer="layout" svg:width="3.178cm" svg:height="0.93cm" svg:x="21.125cm" svg:y="9.23cm">
          <text:p text:style-name="P2"><text:span text:style-name="T1">fluent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89" draw:style-name="gr12" draw:text-style-name="P3" draw:layer="layout" svg:width="3.178cm" svg:height="0.93cm" svg:x="21.125cm" svg:y="0.763cm">
          <text:p text:style-name="P2"><text:span text:style-name="T1">Redmin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0" draw:style-name="gr13" draw:text-style-name="P3" draw:layer="layout" svg:width="3.178cm" svg:height="0.93cm" svg:x="0.594cm" svg:y="10.288cm">
          <text:p text:style-name="P2"><text:span text:style-name="T1">Hinemo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1" draw:style-name="gr14" draw:text-style-name="P5" draw:layer="layout" svg:width="4.867cm" svg:height="1.269cm" svg:x="6.64cm" svg:y="0.975cm">
          <text:p text:style-name="P4"><text:span text:style-name="T2">イベント管理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14" draw:text-style-name="P5" draw:layer="layout" svg:width="4.667cm" svg:height="1.269cm" svg:x="7.155cm" svg:y="9.441cm">
          <text:p text:style-name="P4"><text:span text:style-name="T3">変更管理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3" draw:style-name="gr14" draw:text-style-name="P5" draw:layer="layout" svg:width="6.572cm" svg:height="1.269cm" svg:x="12.979cm" svg:y="0.975cm">
          <text:p text:style-name="P6"><text:span text:style-name="T4">インシデント管理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14" draw:text-style-name="P5" draw:layer="layout" svg:width="4.667cm" svg:height="1.269cm" svg:x="13.294cm" svg:y="9.455cm">
          <text:p text:style-name="P4"><text:span text:style-name="T5">問題管理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9" draw:text-style-name="P3" draw:layer="layout" svg:width="3.178cm" svg:height="0.93cm" svg:x="21.13cm" svg:y="10.288cm">
          <text:p text:style-name="P2"><text:span text:style-name="T1">Zabbix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6" draw:style-name="gr14" draw:text-style-name="P5" draw:layer="layout" svg:width="4.021cm" svg:height="2.116cm" svg:x="0.594cm" svg:y="3.303cm">
          <text:p text:style-name="P6"><text:span text:style-name="T6">稼働監視</text:span></text:p>
          <text:p text:style-name="P6"><text:span text:style-name="T6">リソース監視</text:span></text:p>
          <text:p text:style-name="P6"><text:span text:style-name="T6">障害判定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14" draw:text-style-name="P5" draw:layer="layout" svg:width="4.656cm" svg:height="2.116cm" svg:x="19.855cm" svg:y="3.303cm">
          <text:p text:style-name="P6"><text:span text:style-name="T7">自動起票</text:span></text:p>
          <text:p text:style-name="P6"><text:span text:style-name="T7">エスカレーション</text:span></text:p>
          <text:p text:style-name="P6"><text:span text:style-name="T7">ステータス管理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8" draw:style-name="gr14" draw:text-style-name="P5" draw:layer="layout" svg:width="4.656cm" svg:height="2.116cm" svg:x="0.594cm" svg:y="6.267cm">
          <text:p text:style-name="P6"><text:span text:style-name="T8">ジョブ登録</text:span></text:p>
          <text:p text:style-name="P6"><text:span text:style-name="T8">ジョブ実行</text:span></text:p>
          <text:p text:style-name="P6"><text:span text:style-name="T8">スケジュール登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9" draw:style-name="gr14" draw:text-style-name="P5" draw:layer="layout" svg:width="4.656cm" svg:height="2.116cm" svg:x="20.067cm" svg:y="6.267cm">
          <text:p text:style-name="P6"><text:span text:style-name="T9">ログ管理</text:span></text:p>
          <text:p text:style-name="P6"><text:span text:style-name="T9">リソース状況参照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0" draw:style-name="gr15" draw:text-style-name="P1" draw:layer="layout" svg:width="9.947cm" svg:height="5.502cm" svg:x="7.367cm" svg:y="3.09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1" draw:style-name="gr16" draw:text-style-name="P8" draw:layer="layout" svg:width="5.997cm" svg:height="1.27cm" draw:transform="rotate (-0.516791991515521) translate (4.396cm 1.14cm)">
          <text:p text:style-name="P7"><text:span text:style-name="T10">イベント通知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202" draw:style-name="gr17" draw:text-style-name="P8" draw:layer="layout" svg:width="6.038cm" svg:height="1.269cm" draw:transform="rotate (0.523773308523498) translate (15.472cm 4.051cm)">
          <text:p text:style-name="P7"><text:span text:style-name="T10">インシデント登録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203" draw:style-name="gr18" draw:text-style-name="P8" draw:layer="layout" svg:width="6.125cm" svg:height="1.269cm" draw:transform="rotate (0.523773308523498) translate (3.557cm 9.543cm)">
          <text:p text:style-name="P7"><text:span text:style-name="T10">ジョブ実行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204" draw:style-name="gr19" draw:text-style-name="P8" draw:layer="layout" svg:width="6.038cm" svg:height="1.27cm" draw:transform="rotate (-0.523598775598299) translate (16.107cm 6.478cm)">
          <text:p text:style-name="P7"><text:span text:style-name="T10">問題切り分け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206" draw:style-name="gr14" draw:text-style-name="P5" draw:layer="layout" svg:width="7.407cm" svg:height="2.116cm" svg:x="12.363cm" svg:y="6.371cm">
          <text:p text:style-name="P6"><text:span text:style-name="T11">状況表示</text:span></text:p>
          <text:p text:style-name="P6"><text:span text:style-name="T11">イベント管理</text:span></text:p>
          <text:p text:style-name="P6"><text:span text:style-name="T11">イベント通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20" draw:text-style-name="P10" draw:layer="layout" svg:width="5.207cm" svg:height="2.602cm" svg:x="9.843cm" svg:y="3.81cm">
          <text:p text:style-name="P9"><text:span text:style-name="T12">Hatoho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L PGothic" svg:font-family="'VL P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892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anect </meta:initial-creator>
    <meta:creation-date>2014-04-01T10:29:08.379091912</meta:creation-date>
    <dc:date>2014-04-01T10:40:29.968360710</dc:date>
    <dc:creator>phanect </dc:creator>
    <meta:editing-duration>PT5M3S</meta:editing-duration>
    <meta:editing-cycles>3</meta:editing-cycles>
    <meta:generator>LibreOffice/4.1.3.2$Linux_X86_64 LibreOffice_project/410m0$Build-2</meta:generator>
    <meta:document-statistic meta:object-count="29"/>
  </office:meta>
</office:document-meta>
</file>